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00000000640000004B063BF812E.png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r1" style:family="presentation" style:parent-style-name="vihree2-title">
      <style:graphic-properties svg:stroke-color="#000000" fo:min-height="3.256cm"/>
    </style:style>
    <style:style style:name="pr2" style:family="presentation" style:parent-style-name="vihree2-notes">
      <style:graphic-properties draw:fill-color="#ffffff" fo:min-height="13.114cm"/>
    </style:style>
    <style:style style:name="pr3" style:family="presentation" style:parent-style-name="vihree2-title">
      <style:graphic-properties draw:auto-grow-height="true" fo:min-height="3.507cm"/>
    </style:style>
    <style:style style:name="pr4" style:family="presentation" style:parent-style-name="vihree2-outline1">
      <style:graphic-properties draw:auto-grow-height="true" fo:min-height="13.86cm"/>
    </style:style>
    <style:style style:name="pr5" style:family="presentation" style:parent-style-name="vihree2-notes">
      <style:graphic-properties draw:fill-color="#ffffff" draw:auto-grow-height="true" fo:min-height="13.365cm"/>
    </style:style>
    <style:style style:name="pr6" style:family="presentation" style:parent-style-name="vihree2-title">
      <style:graphic-properties fo:min-height="3.256cm"/>
    </style:style>
    <style:style style:name="pr7" style:family="presentation" style:parent-style-name="vihree2-outline1">
      <style:graphic-properties fo:min-height="13.609cm"/>
    </style:style>
    <style:style style:name="pr8" style:family="presentation" style:parent-style-name="vihree2-title">
      <style:graphic-properties fo:min-height="3.506cm"/>
    </style:style>
    <style:style style:name="pr9" style:family="presentation" style:parent-style-name="vihree2-outline1">
      <style:graphic-properties fo:min-height="13.859cm"/>
    </style:style>
    <style:style style:name="pr10" style:family="presentation" style:parent-style-name="vihree2-notes">
      <style:graphic-properties draw:fill-color="#ffffff" fo:min-height="13.364cm"/>
    </style:style>
    <style:style style:name="pr11" style:family="presentation" style:parent-style-name="vihree2-title">
      <style:graphic-properties draw:auto-grow-height="true" fo:min-height="3.506cm"/>
    </style:style>
    <style:style style:name="pr12" style:family="presentation" style:parent-style-name="vihree2-outline1" style:list-style-name="L2">
      <style:graphic-properties draw:auto-grow-height="true" fo:min-height="6.086cm"/>
    </style:style>
    <style:style style:name="co1" style:family="table-column">
      <style:table-column-properties style:column-width="2.685cm" style:use-optimal-column-width="false"/>
    </style:style>
    <style:style style:name="co2" style:family="table-column">
      <style:table-column-properties style:column-width="3.945cm" style:use-optimal-column-width="false"/>
    </style:style>
    <style:style style:name="co3" style:family="table-column">
      <style:table-column-properties style:column-width="3.25cm" style:use-optimal-column-width="false"/>
    </style:style>
    <style:style style:name="co4" style:family="table-column">
      <style:table-column-properties style:column-width="5.397cm" style:use-optimal-column-width="false"/>
    </style:style>
    <style:style style:name="co5" style:family="table-column">
      <style:table-column-properties style:column-width="7.568cm" style:use-optimal-column-width="false"/>
    </style:style>
    <style:style style:name="co6" style:family="table-column">
      <style:table-column-properties style:column-width="6.025cm" style:use-optimal-column-width="false"/>
    </style:style>
    <style:style style:name="co7" style:family="table-column">
      <style:table-column-properties style:column-width="6.024cm" style:use-optimal-column-width="false"/>
    </style:style>
    <style:style style:name="ro1" style:family="table-row">
      <style:table-row-properties style:row-height="3.146cm"/>
    </style:style>
    <style:style style:name="ro2" style:family="table-row">
      <style:table-row-properties style:row-height="3.148cm"/>
    </style:style>
    <style:style style:name="ro3" style:family="table-row">
      <style:table-row-properties style:row-height="2.152cm"/>
    </style:style>
    <style:style style:name="ro4" style:family="table-row">
      <style:table-row-properties style:row-height="2.302cm"/>
    </style:style>
    <style:style style:name="ro5" style:family="table-row">
      <style:table-row-properties style:row-height="0.919cm"/>
    </style:style>
    <style:style style:name="ro6" style:family="table-row">
      <style:table-row-properties style:row-height="2.977cm"/>
    </style:style>
    <style:style style:name="ro7" style:family="table-row">
      <style:table-row-properties style:row-height="1.458cm"/>
    </style:style>
    <style:style style:name="ro8" style:family="table-row">
      <style:table-row-properties style:row-height="1.464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fo:font-weight="normal" style:font-size-asian="60pt" style:font-weight-asian="normal" style:font-size-complex="60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29cm" fo:margin-right="0cm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.629cm" fo:margin-right="0cm" fo:text-indent="0cm">
        <style:tab-stops>
          <style:tab-stop style:position="-0.467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text-properties fo:color="#ffffff" fo:font-family="'WenQuanYi Micro Hei'" style:font-pitch="variable"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margin-left="0.604cm" fo:margin-right="0cm" fo:text-indent="0cm"/>
    </style:style>
    <style:style style:name="P12" style:family="paragraph">
      <style:text-properties fo:color="#ffffff" fo:font-size="32pt" style:font-size-asian="32pt" style:font-size-complex="32pt"/>
    </style:style>
    <style:style style:name="P13" style:family="paragraph">
      <style:paragraph-properties fo:margin-left="0.61cm" fo:margin-right="0cm" fo:text-indent="0cm"/>
    </style:style>
    <style:style style:name="P14" style:family="paragraph">
      <style:paragraph-properties fo:text-align="center"/>
      <style:text-properties fo:font-size="54pt" style:font-size-asian="54pt" style:font-size-complex="54pt"/>
    </style:style>
    <style:style style:name="P15" style:family="paragraph">
      <style:text-properties fo:color="#00ff00" fo:font-size="80pt" style:font-size-asian="80pt" style:font-size-complex="80pt"/>
    </style:style>
    <style:style style:name="P16" style:family="paragraph">
      <style:paragraph-properties fo:margin-left="0.61cm" fo:margin-right="0cm" fo:text-indent="0cm">
        <style:tab-stops>
          <style:tab-stop style:position="-1.717cm"/>
        </style:tab-stops>
      </style:paragraph-properties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48pt" style:font-size-asian="48pt" style:font-size-complex="48pt"/>
    </style:style>
    <style:style style:name="P19" style:family="paragraph">
      <style:paragraph-properties fo:text-align="center"/>
      <style:text-properties fo:font-size="48pt" style:font-size-asian="48pt" style:font-size-complex="48pt"/>
    </style:style>
    <style:style style:name="P20" style:family="paragraph">
      <style:text-properties fo:color="#00ff00" fo:font-size="28pt" style:font-size-asian="28pt" style:font-size-complex="28pt"/>
    </style:style>
    <style:style style:name="T1" style:family="text">
      <style:text-properties fo:color="#ffffff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color="#ffffff" fo:font-family="'WenQuanYi Micro Hei'" style:font-pitch="variable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ff00" fo:font-size="80pt" style:font-size-asian="80pt" style:font-size-complex="8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00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71cm" text:min-label-width="0.92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vihree2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2010 </text:span><text:span text:style-name="T1">复赛 水果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301cm" svg:y="0.494cm" presentation:class="title">
          <draw:text-box>
            <text:p>水果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5">现有一筐水果，有苹果，梨和橘子（可以认为每种水果都有无限多个）。问，至少要从筐中拿出多少个水果才能保证拿出了x个苹果或者至少有y个梨或者至少有z个橘子？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301cm" svg:y="0.494cm" presentation:class="title">
          <draw:text-box>
            <text:p>水果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5">现有一筐水果，有苹果，梨和橘子（可以认为每种水果都有无限多个）。问，<text:span text:style-name="T3">至少</text:span>要从筐中拿出多少个水果才能<text:span text:style-name="T3">保证</text:span>拿出了x个苹果或者至少有y个梨或者至少有z个橘子？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关于“至少”和“保证”的问题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至少要选出多少个人，才能保证有两个人的性别相同？</text:p>
              </text:list-item>
              <text:list-item>
                <text:p text:style-name="P5">至少要选出多少个人，才能保证有两个人的属相相同？</text:p>
              </text:list-item>
              <text:list-item>
                <text:p text:style-name="P8">至少要选出多少个人，才能保证有两个人的生日相同（同月同日，可以不同年）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最坏情况分析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5">现有一个柜子，柜子有3个抽屉，至少需要多少个小球，才能保证有一个抽屉里有2个球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最坏情况分析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5">现有一个柜子，柜子有3个抽屉，至少需要多少个小球，才能保证有一个抽屉里有2个球？</text:p>
              </text:list-item>
            </text:list>
          </draw:text-box>
        </draw:frame>
        <draw:custom-shape draw:style-name="gr3" draw:text-style-name="P1" draw:layer="layout" svg:width="5.5cm" svg:height="2.5cm" svg:x="18.5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.5cm" svg:x="3.5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.5cm" svg:x="11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1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最坏情况分析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5">现有一个柜子，柜子有3个抽屉，至少需要多少个小球，才能保证有一个抽屉里有2个球？</text:p>
              </text:list-item>
            </text:list>
          </draw:text-box>
        </draw:frame>
        <draw:custom-shape draw:style-name="gr3" draw:text-style-name="P1" draw:layer="layout" svg:width="5.5cm" svg:height="2.5cm" svg:x="18.5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.5cm" svg:x="3.5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.5cm" svg:x="11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1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16.5cm" svg:height="6.004cm" svg:x="7.5cm" svg:y="8.014cm">
          <draw:text-box>
            <text:p><text:span text:style-name="T4">再加上这</text:span><text:span text:style-name="T4">1</text:span><text:span text:style-name="T4">个球，无论它放入哪个抽屉，都将会产生一个同时存在</text:span><text:span text:style-name="T4">2</text:span><text:span text:style-name="T4">个球的抽屉，“保证”被满足。但如果没有这个球，在“最坏情况”时，“保证”不能满足。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抽屉原理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text:style-name="P11">将小球放入抽屉的问题的解决方法，就是抽屉原理（鸽巢原理）。</text:p>
              </text:list-item>
              <text:list-item>
                <text:p text:style-name="P11">抽屉原理是解决“至少”和“保证”问题的基本方法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重新考虑这三个问题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至少要选出多少个人，才能保证有两个人的性别相同？</text:p>
              </text:list-item>
              <text:list-item>
                <text:p text:style-name="P5">至少要选出多少个人，才能保证有两个人的属相相同？</text:p>
              </text:list-item>
              <text:list-item>
                <text:p text:style-name="P8">至少要选出多少个人，才能保证有两个人的生日相同（同月同日，可以不同年）？</text:p>
              </text:list-item>
              <text:list-item>
                <text:p text:style-name="P8"><text:span text:style-name="T3">请说明“最坏情况”和“抽屉”与</text:span><text:span text:style-name="T3">"</text:span><text:span text:style-name="T3">小球</text:span><text:span text:style-name="T3">"</text:span><text:span text:style-name="T3">在这三个问题中分别被换成了什么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结果统计表格</text:p>
          </draw:text-box>
        </draw:frame>
        <draw:frame draw:style-name="standard" draw:layer="layout" svg:width="22.844cm" svg:height="12.5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<text:span text:style-name="T5">抽屉</text:span></text:p>
              </table:table-cell>
              <table:table-cell>
                <text:p text:style-name="P1"><text:span text:style-name="T5">抽屉数</text:span></text:p>
              </table:table-cell>
              <table:table-cell>
                <text:p text:style-name="P1"><text:span text:style-name="T5">小球</text:span></text:p>
              </table:table-cell>
              <table:table-cell>
                <text:p text:style-name="P1"><text:span text:style-name="T5">满足要求的最少小球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5">2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5">3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结果统计表格</text:p>
          </draw:text-box>
        </draw:frame>
        <draw:frame draw:style-name="standard" draw:layer="layout" svg:width="22.844cm" svg:height="12.585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<text:span text:style-name="T5">抽屉</text:span></text:p>
              </table:table-cell>
              <table:table-cell>
                <text:p text:style-name="P1"><text:span text:style-name="T5">抽屉数</text:span></text:p>
              </table:table-cell>
              <table:table-cell>
                <text:p text:style-name="P1"><text:span text:style-name="T5">小球</text:span></text:p>
              </table:table-cell>
              <table:table-cell>
                <text:p text:style-name="P1"><text:span text:style-name="T5">满足要求的最少小球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性别</text:span></text:p>
              </table:table-cell>
              <table:table-cell>
                <text:p text:style-name="P1"><text:span text:style-name="T5">2</text:span></text:p>
              </table:table-cell>
              <table:table-cell>
                <text:p text:style-name="P1"><text:span text:style-name="T5">人</text:span></text:p>
              </table:table-cell>
              <table:table-cell>
                <text:p text:style-name="P1"><text:span text:style-name="T5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2</text:span></text:p>
              </table:table-cell>
              <table:table-cell>
                <text:p text:style-name="P1"><text:span text:style-name="T5">属相</text:span></text:p>
              </table:table-cell>
              <table:table-cell>
                <text:p text:style-name="P1"><text:span text:style-name="T5">12</text:span></text:p>
              </table:table-cell>
              <table:table-cell>
                <text:p text:style-name="P1"><text:span text:style-name="T5">人</text:span></text:p>
              </table:table-cell>
              <table:table-cell>
                <text:p text:style-name="P1"><text:span text:style-name="T5">13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3</text:span></text:p>
              </table:table-cell>
              <table:table-cell>
                <text:p text:style-name="P1"><text:span text:style-name="T5">全年中的</text:span></text:p>
                <text:p text:style-name="P1"><text:span text:style-name="T5">每一天</text:span></text:p>
              </table:table-cell>
              <table:table-cell>
                <text:p text:style-name="P1"><text:span text:style-name="T5">365</text:span></text:p>
                <text:p text:style-name="P1"><text:span text:style-name="T5">366</text:span></text:p>
              </table:table-cell>
              <table:table-cell>
                <text:p text:style-name="P1"><text:span text:style-name="T5">人</text:span></text:p>
              </table:table-cell>
              <table:table-cell>
                <text:p text:style-name="P1"><text:span text:style-name="T5">36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10" draw:text-style-name="P9" draw:layer="layout" svg:width="16.79cm" svg:height="13.364cm" svg:x="2.098cm" svg:y="14.107cm" presentation:class="notes">
            <draw:text-box>
              <text:p><text:span text:style-name="T6">满足要求的最少小球数和抽屉数之间存在什么样的数量关系？</text:span></text:p>
            </draw:text-box>
          </draw:frame>
        </presentation:notes>
      </draw:page>
      <draw:page draw:name="page12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结果统计表格</text:p>
          </draw:text-box>
        </draw:frame>
        <draw:frame draw:style-name="standard" draw:layer="layout" svg:width="22.844cm" svg:height="9.638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<text:span text:style-name="T5">抽屉</text:span></text:p>
              </table:table-cell>
              <table:table-cell>
                <text:p text:style-name="P1"><text:span text:style-name="T5">抽屉数</text:span></text:p>
              </table:table-cell>
              <table:table-cell>
                <text:p text:style-name="P1"><text:span text:style-name="T5">小球</text:span></text:p>
              </table:table-cell>
              <table:table-cell>
                <text:p text:style-name="P1"><text:span text:style-name="T5">满足要求的最少小球数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性别</text:span></text:p>
              </table:table-cell>
              <table:table-cell>
                <text:p text:style-name="P1"><text:span text:style-name="T5">2</text:span></text:p>
              </table:table-cell>
              <table:table-cell>
                <text:p text:style-name="P1"><text:span text:style-name="T5">人</text:span></text:p>
              </table:table-cell>
              <table:table-cell>
                <text:p text:style-name="P1"><text:span text:style-name="T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5">2</text:span></text:p>
              </table:table-cell>
              <table:table-cell>
                <text:p text:style-name="P1"><text:span text:style-name="T5">属相</text:span></text:p>
              </table:table-cell>
              <table:table-cell>
                <text:p text:style-name="P1"><text:span text:style-name="T5">12</text:span></text:p>
              </table:table-cell>
              <table:table-cell>
                <text:p text:style-name="P1"><text:span text:style-name="T5">人</text:span></text:p>
              </table:table-cell>
              <table:table-cell>
                <text:p text:style-name="P1"><text:span text:style-name="T5">13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5">3</text:span></text:p>
              </table:table-cell>
              <table:table-cell>
                <text:p text:style-name="P1"><text:span text:style-name="T5">全年中的</text:span></text:p>
                <text:p text:style-name="P1"><text:span text:style-name="T5">每一天</text:span></text:p>
              </table:table-cell>
              <table:table-cell>
                <text:p text:style-name="P1"><text:span text:style-name="T5">366</text:span></text:p>
              </table:table-cell>
              <table:table-cell>
                <text:p text:style-name="P1"><text:span text:style-name="T5">人</text:span></text:p>
              </table:table-cell>
              <table:table-cell>
                <text:p text:style-name="P1"><text:span text:style-name="T5">36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2" draw:layer="layout" svg:width="19.587cm" svg:height="2.885cm" svg:x="4cm" svg:y="15.602cm">
          <draw:text-box>
            <text:p><text:span text:style-name="T7">满足要求的最少小球数 </text:span><text:span text:style-name="T7">= </text:span><text:span text:style-name="T7">抽屉数 </text:span><text:span text:style-name="T7">+ 1 </text:span></text:p>
            <text:p><text:span text:style-name="T7">（当需要的每类至少为</text:span><text:span text:style-name="T7">2</text:span><text:span text:style-name="T7">个时）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扩展的性别问题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3">至少要选出多少个人，才能保证有<text:span text:style-name="T3">3</text:span>个人的性别相同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扩展的性别问题的最坏情况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3">至少要选出多少个人，才能保证有<text:span text:style-name="T3">3</text:span>个人的性别相同？</text:p>
              </text:list-item>
            </text:list>
          </draw:text-box>
        </draw:frame>
        <draw:custom-shape draw:style-name="gr7" draw:text-style-name="P14" draw:layer="layout" svg:width="17.5cm" svg:height="3cm" svg:x="4cm" svg:y="9.5cm">
          <text:p text:style-name="P1"><text:span text:style-name="T8">男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7.5cm" svg:height="3cm" svg:x="4cm" svg:y="14.9cm">
          <text:p text:style-name="P1"><text:span text:style-name="T8">女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7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7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4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扩展的性别问题的最坏情况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3">至少要选出多少个人，才能保证有<text:span text:style-name="T3">3</text:span>个人的性别相同？</text:p>
              </text:list-item>
            </text:list>
          </draw:text-box>
        </draw:frame>
        <draw:custom-shape draw:style-name="gr7" draw:text-style-name="P14" draw:layer="layout" svg:width="17.5cm" svg:height="3cm" svg:x="4cm" svg:y="8cm">
          <text:p text:style-name="P1"><text:span text:style-name="T8">男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7.5cm" svg:height="3cm" svg:x="4cm" svg:y="12.3cm">
          <text:p text:style-name="P1"><text:span text:style-name="T8">女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7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7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4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5" draw:layer="layout" svg:width="8.516cm" svg:height="3.405cm" svg:x="4.327cm" svg:y="15.595cm">
          <draw:text-box>
            <text:p><text:span text:style-name="T9">4+1=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301cm" svg:y="0.494cm" presentation:class="title">
          <draw:text-box>
            <text:p>扩展的性别问题的统计</text:p>
          </draw:text-box>
        </draw:frame>
        <draw:frame draw:style-name="standard" draw:layer="layout" svg:width="24.098cm" svg:height="16.104cm" svg:x="1.401cm" svg:y="3.526cm" presentation:class="table" presentation:user-transformed="true">
          <table:table table:template-name="green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"><text:span text:style-name="T10">保证男或女的人数</text:span></text:p>
              </table:table-cell>
              <table:table-cell>
                <text:p text:style-name="P1"><text:span text:style-name="T10">抽屉数</text:span></text:p>
              </table:table-cell>
              <table:table-cell>
                <text:p text:style-name="P1"><text:span text:style-name="T10">算式</text:span></text:p>
              </table:table-cell>
              <table:table-cell>
                <text:p text:style-name="P1"><text:span text:style-name="T10">小球数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2+1</text:span></text:p>
              </table:table-cell>
              <table:table-cell>
                <text:p text:style-name="P1"><text:span text:style-name="T10">3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3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4+1</text:span></text:p>
              </table:table-cell>
              <table:table-cell>
                <text:p text:style-name="P1"><text:span text:style-name="T10">5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4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  <table:table-row table:style-name="ro7" table:default-cell-style-name="ce2">
              <table:table-cell>
                <text:p text:style-name="P1"><text:span text:style-name="T10">5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  <table:table-row table:style-name="ro7" table:default-cell-style-name="ce2">
              <table:table-cell>
                <text:p text:style-name="P1"><text:span text:style-name="T10">6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  <table:table-row table:style-name="ro7" table:default-cell-style-name="ce2">
              <table:table-cell>
                <text:p text:style-name="P1"><text:span text:style-name="T10">7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  <table:table-row table:style-name="ro7" table:default-cell-style-name="ce2">
              <table:table-cell>
                <text:p text:style-name="P1"><text:span text:style-name="T10">8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  <table:table-row table:style-name="ro7" table:default-cell-style-name="ce2">
              <table:table-cell>
                <text:p text:style-name="P1"><text:span text:style-name="T10">9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  <table:table-row table:style-name="ro8" table:default-cell-style-name="ce2">
              <table:table-cell>
                <text:p text:style-name="P1"><text:span text:style-name="T10">10</text:span></text:p>
              </table:table-cell>
              <table:table-cell>
                <text:p text:style-name="P1"><text:span text:style-name="T10">2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301cm" svg:y="0.494cm" presentation:class="title">
          <draw:text-box>
            <text:p>扩展的性别问题的统计</text:p>
          </draw:text-box>
        </draw:frame>
        <draw:frame draw:style-name="standard" draw:layer="layout" svg:width="24.098cm" svg:height="16.104cm" svg:x="1.401cm" svg:y="3.526cm" presentation:class="table" presentation:user-transformed="true">
          <table:table table:template-name="green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"><text:span text:style-name="T10">保证男或女的人数</text:span></text:p>
              </table:table-cell>
              <table:table-cell>
                <text:p text:style-name="P1"><text:span text:style-name="T10">抽屉数</text:span></text:p>
              </table:table-cell>
              <table:table-cell>
                <text:p text:style-name="P1"><text:span text:style-name="T10">算式</text:span></text:p>
              </table:table-cell>
              <table:table-cell>
                <text:p text:style-name="P1"><text:span text:style-name="T10">小球数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2+1</text:span></text:p>
              </table:table-cell>
              <table:table-cell>
                <text:p text:style-name="P1"><text:span text:style-name="T10">3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3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4+1</text:span></text:p>
              </table:table-cell>
              <table:table-cell>
                <text:p text:style-name="P1"><text:span text:style-name="T10">5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4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6+1</text:span></text:p>
              </table:table-cell>
              <table:table-cell>
                <text:p text:style-name="P1"><text:span text:style-name="T10">7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5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8+1</text:span></text:p>
              </table:table-cell>
              <table:table-cell>
                <text:p text:style-name="P1"><text:span text:style-name="T10">9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6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0+1</text:span></text:p>
              </table:table-cell>
              <table:table-cell>
                <text:p text:style-name="P1"><text:span text:style-name="T10">11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7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2+1</text:span></text:p>
              </table:table-cell>
              <table:table-cell>
                <text:p text:style-name="P1"><text:span text:style-name="T10">13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8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4+1</text:span></text:p>
              </table:table-cell>
              <table:table-cell>
                <text:p text:style-name="P1"><text:span text:style-name="T10">15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0">9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6+1</text:span></text:p>
              </table:table-cell>
              <table:table-cell>
                <text:p text:style-name="P1"><text:span text:style-name="T10">17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0">10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8+1</text:span></text:p>
              </table:table-cell>
              <table:table-cell>
                <text:p text:style-name="P1"><text:span text:style-name="T10">19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总结规律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text:style-name="P13">先考虑最坏情况；</text:p>
              </text:list-item>
              <text:list-item>
                <text:p text:style-name="P16">在最坏情况下添加一个球，就可以满足“保证”；</text:p>
              </text:list-item>
              <text:list-item>
                <text:p text:style-name="P13">公式：<text:line-break/><text:line-break/><text:span text:style-name="T3">小球数 </text:span><text:span text:style-name="T3">= </text:span><text:span text:style-name="T3">最坏情况下小球的个数 </text:span><text:span text:style-name="T3">+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301cm" svg:y="0.494cm" presentation:class="title">
          <draw:text-box>
            <text:p>回到我们的问题</text:p>
          </draw:text-box>
        </draw:frame>
        <draw:frame presentation:style-name="pr12" draw:text-style-name="P5" draw:layer="layout" svg:width="25.199cm" svg:height="6.086cm" svg:x="1.4cm" svg:y="4.914cm" presentation:class="outline" presentation:user-transformed="true">
          <draw:text-box>
            <text:list text:style-name="L2">
              <text:list-header>
                <text:p text:style-name="P5">现有一筐水果，有苹果，梨和橘子（可以认为每种水果都有无限多个）。问，<text:span text:style-name="T3">至少</text:span>要从筐中拿出多少个水果才能<text:span text:style-name="T3">保证</text:span>拿出了x个苹果或者至少有y个梨或者至少有z个橘子？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vihree2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301cm" svg:y="0.494cm" presentation:class="title">
          <draw:text-box>
            <text:p>最坏情况分析</text:p>
          </draw:text-box>
        </draw:frame>
        <draw:custom-shape draw:style-name="gr7" draw:text-style-name="P18" draw:layer="layout" svg:width="20.5cm" svg:height="3cm" svg:x="0.9cm" svg:y="5.5cm">
          <text:p text:style-name="P17"><text:span text:style-name="T11">苹果 需要</text:span><text:span text:style-name="T11">X</text:span><text:span text:style-name="T11">个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8.5cm" svg:height="3cm" svg:x="0.9cm" svg:y="10.5cm">
          <text:p text:style-name="P17"><text:span text:style-name="T11">梨 需要</text:span><text:span text:style-name="T11">Y</text:span><text:span text:style-name="T11">个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20.1cm" svg:height="3cm" svg:x="0.9cm" svg:y="15.5cm">
          <text:p text:style-name="P17"><text:span text:style-name="T11">橘子 需要</text:span><text:span text:style-name="T11">Z</text:span><text:span text:style-name="T11">个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vihree2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301cm" svg:y="0.494cm" presentation:class="title">
          <draw:text-box>
            <text:p>最坏情况分析</text:p>
          </draw:text-box>
        </draw:frame>
        <draw:custom-shape draw:style-name="gr7" draw:text-style-name="P18" draw:layer="layout" svg:width="20.5cm" svg:height="3cm" svg:x="0.9cm" svg:y="5.5cm">
          <text:p text:style-name="P17"><text:span text:style-name="T11">苹果 需要</text:span><text:span text:style-name="T11">X</text:span><text:span text:style-name="T11">个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8.5cm" svg:height="3cm" svg:x="0.9cm" svg:y="10.5cm">
          <text:p text:style-name="P17"><text:span text:style-name="T11">梨 需要</text:span><text:span text:style-name="T11">Y</text:span><text:span text:style-name="T11">个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0.6cm" svg:height="3cm" svg:x="0.9cm" svg:y="15.5cm">
          <text:p text:style-name="P17"><text:span text:style-name="T11">橘子 需要</text:span><text:span text:style-name="T11">Z</text:span><text:span text:style-name="T11">个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2.314cm" svg:height="1.352cm" svg:x="23cm" svg:y="6.5cm">
          <draw:text-box>
            <text:p><text:span text:style-name="T12">X-1 </text:span></text:p>
          </draw:text-box>
        </draw:frame>
        <draw:frame draw:style-name="gr6" draw:text-style-name="P20" draw:layer="layout" svg:width="2.314cm" svg:height="1.352cm" svg:x="23cm" svg:y="11.6cm">
          <draw:text-box>
            <text:p><text:span text:style-name="T12">Y-1 </text:span></text:p>
          </draw:text-box>
        </draw:frame>
        <draw:frame draw:style-name="gr6" draw:text-style-name="P20" draw:layer="layout" svg:width="2.259cm" svg:height="1.352cm" svg:x="23cm" svg:y="16.6cm">
          <draw:text-box>
            <text:p><text:span text:style-name="T12">Z-1 </text:span></text:p>
          </draw:text-box>
        </draw:frame>
        <draw:custom-shape draw:style-name="gr9" draw:text-style-name="P1" draw:layer="layout" svg:width="2.5cm" svg:height="2.5cm" svg:x="12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5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8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2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5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5.1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2.1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8.1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301cm" svg:y="0.494cm" presentation:class="title">
          <draw:text-box>
            <text:p>最坏情况分析及解答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text:style-name="P13">在最坏情况下，共需要：<text:line-break/><text:span text:style-name="T3">(X - 1) + (Y - 1) + (Z – 1)</text:span><text:line-break/>个水果。</text:p>
              </text:list-item>
              <text:list-item>
                <text:p text:style-name="P13">在最坏情况下，只要再添加<text:span text:style-name="T3">1</text:span>个水果，即将有一个条件必然被满足。</text:p>
              </text:list-item>
              <text:list-item>
                <text:p text:style-name="P13">最后的水果总数为最坏情况下的水果数与最后添加的1个水果之和：<text:line-break/><text:line-break/><text:span text:style-name="T3">(X - 1) + (Y - 1) + (Z – 1) +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公式化简</text:p>
          </draw:text-box>
        </draw:frame>
        <draw:frame presentation:style-name="pr9" draw:layer="layout" svg:width="25.199cm" svg:height="13.859cm" svg:x="1.4cm" svg:y="4.914cm" presentation:class="outline">
          <draw:text-box>
            <text:p text:style-name="P13"><text:s text:c="4"/>(X - 1) + (Y - 1) + (Z – 1) + 1</text:p>
            <text:p text:style-name="P13">= X - 1 + Y - 1 + Z – 1 + 1</text:p>
            <text:p text:style-name="P13">= X + (- 1) + Y + (- 1) + Z + (– 1) + 1</text:p>
            <text:p text:style-name="P13">= X + Y + Z + (– 1) + (- 1) + (- 1) + 1</text:p>
            <text:p text:style-name="P13">= X + Y + Z + (– 3) + 1</text:p>
            <text:p text:style-name="P13">= X + Y + Z – 3 + 1</text:p>
            <text:p text:style-name="P13">= X + Y + Z – 2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核心代码</text:p>
          </draw:text-box>
        </draw:frame>
        <draw:frame presentation:style-name="pr9" draw:layer="layout" svg:width="25.199cm" svg:height="14.394cm" svg:x="1.4cm" svg:y="4.914cm" presentation:class="outline" presentation:user-transformed="true">
          <draw:text-box>
            <text:p>INPUT #1, x, y, z</text:p>
            <text:p/>
            <text:p>ans = (x - 1) + (y - 1) + (z - 1) + 1</text:p>
            <text:p/>
            <text:p>PRINT #2, LTRIM$(STR$(ans))</text:p>
            <text:p>======================================</text:p>
            <text:p>或者也可以写为：</text:p>
            <text:p>ans = x <text:s/>+ y + z - 2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4-21T22:55:58</meta:creation-date>
    <dc:language>fi-FI</dc:language>
    <meta:editing-cycles>36</meta:editing-cycles>
    <meta:editing-duration>PT7H51M45S</meta:editing-duration>
    <meta:initial-creator>Richard Ma</meta:initial-creator>
    <dc:date>2011-05-13T17:31:00</dc:date>
    <dc:creator>Richard Ma</dc:creator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Green" xlink:href="../Green.otp" meta:date="2011-04-21T22:55:57"/>
  </office:meta>
</office:document-meta>
</file>